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217CD8F31AB.png" manifest:media-type="image/png"/>
  <manifest:file-entry manifest:full-path="Pictures/10000000000000D0000000D061421FD7.png" manifest:media-type="image/png"/>
  <manifest:file-entry manifest:full-path="Pictures/100000000000009C000000B4221777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1.656cm" fo:min-width="2.6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2.29cm" fo:min-width="2.993cm" loext:decorative="false"/>
      <style:paragraph-properties style:writing-mode="lr-tb"/>
    </style:style>
    <style:style style:name="gr5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 loext:decorative="false"/>
    </style:style>
    <style:style style:name="gr6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2.29cm" fo:min-width="3.627cm" loext:decorative="false"/>
      <style:paragraph-properties style:writing-mode="lr-tb"/>
    </style:style>
    <style:style style:name="gr7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draw:stroke="dash" draw:stroke-dash="Long_20_Dash_20__28_Rounded_29_" svg:stroke-width="0cm" draw:marker-start="Arrowheads_20_10" draw:marker-start-width="0.3cm" draw:marker-end="Arrowheads_20_11" draw:marker-end-width="0.3cm" svg:stroke-linecap="round" draw:fill="none" draw:textarea-vertical-align="middle" loext:decorative="false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3" style:family="graphic" style:parent-style-name="standard">
      <style:graphic-properties draw:stroke="dash" draw:stroke-dash="Long_20_Dash" svg:stroke-width="0.106cm" svg:stroke-color="#ff0000" draw:marker-start-width="0.358cm" draw:marker-end-width="0.358cm" draw:stroke-linejoin="bevel" svg:stroke-linecap="butt" draw:fill="none" loext:fill-use-slide-background="false" draw:textarea-horizontal-align="justify" draw:textarea-vertical-align="middle" draw:auto-grow-height="false" fo:min-height="4.726cm" fo:min-width="6.382cm" fo:padding-top="0.177cm" fo:padding-bottom="0.177cm" fo:padding-left="0.302cm" fo:padding-right="0.302cm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ff0000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dash" draw:stroke-dash="Long_20_Dash" svg:stroke-width="0.106cm" svg:stroke-color="#ff0000" draw:marker-start-width="0.358cm" draw:marker-end-width="0.358cm" draw:stroke-linejoin="bevel" svg:stroke-linecap="butt" draw:fill="none" loext:fill-use-slide-background="false" draw:textarea-horizontal-align="justify" draw:textarea-vertical-align="middle" draw:auto-grow-height="false" fo:min-height="3.774cm" fo:min-width="6.699cm" fo:padding-top="0.177cm" fo:padding-bottom="0.177cm" fo:padding-left="0.302cm" fo:padding-right="0.3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906cm" svg:x="19.973cm" svg:y="10.308cm">
          <text:p text:style-name="P1">RF Board</text:p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2.222cm" svg:height="2.508cm" svg:x="22.766cm" svg:y="6.591cm">
          <draw:image xlink:href="Pictures/10000000000001DA00000217CD8F31AB.png" xlink:type="simple" xlink:show="embed" xlink:actuate="onLoad" draw:mime-type="image/png">
            <text:p/>
          </draw:image>
        </draw:frame>
        <draw:connector draw:style-name="gr3" draw:text-style-name="P1" draw:layer="layout" svg:x1="23.877cm" svg:y1="9.099cm" svg:x2="23.148cm" svg:y2="11.261cm" draw:start-shape="id1" draw:start-glue-point="2" draw:end-shape="id2" draw:end-glue-point="1" svg:d="M23877 9099v2162h-729" svg:viewBox="0 0 730 2163">
          <text:p/>
        </draw:connector>
        <draw:custom-shape draw:style-name="gr4" draw:text-style-name="P2" xml:id="id3" draw:id="id3" draw:layer="layout" svg:width="3.493cm" svg:height="2.54cm" svg:x="15.781cm" svg:y="6.816cm">
          <text:p text:style-name="P1">Clock Generator</text:p>
          <text:p text:style-name="P1">si-535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xml:id="id13" draw:id="id13" draw:layer="layout" svg:x1="19.274cm" svg:y1="8.086cm" svg:x2="21.56cm" svg:y2="10.308cm" draw:start-shape="id3" draw:start-glue-point="1" draw:end-shape="id2" draw:end-glue-point="0" svg:d="M19274 8086h2286v2222" svg:viewBox="0 0 2287 2223">
          <text:p/>
        </draw:connector>
        <draw:custom-shape draw:style-name="gr6" draw:text-style-name="P2" xml:id="id4" draw:id="id4" draw:layer="layout" svg:width="4.127cm" svg:height="2.54cm" svg:x="11.061cm" svg:y="9.991cm">
          <text:p text:style-name="P1">Micro Processor</text:p>
          <text:p text:style-name="P1">ESP32-S3</text:p>
          <draw:enhanced-geometry svg:viewBox="0 0 21600 21600" draw:type="rectangle" draw:enhanced-path="M 0 0 L 21600 0 21600 21600 0 21600 0 0 Z N"/>
        </draw:custom-shape>
        <draw:connector draw:style-name="gr7" draw:text-style-name="P3" xml:id="id15" draw:id="id15" draw:layer="layout" svg:x1="15.188cm" svg:y1="11.261cm" svg:x2="19.973cm" svg:y2="11.261cm" draw:start-shape="id4" draw:start-glue-point="1" draw:end-shape="id2" draw:end-glue-point="3" svg:d="M15188 11261h4785" svg:viewBox="0 0 4786 1">
          <text:p/>
        </draw:connector>
        <draw:connector draw:style-name="gr8" draw:text-style-name="P3" xml:id="id11" draw:id="id11" draw:layer="layout" svg:x1="13.124cm" svg:y1="9.991cm" svg:x2="15.781cm" svg:y2="8.086cm" draw:start-shape="id4" draw:start-glue-point="0" draw:end-shape="id3" draw:end-glue-point="3" svg:d="M13124 9991v-1905h2657" svg:viewBox="0 0 2658 1906">
          <text:p/>
        </draw:connector>
        <draw:custom-shape draw:style-name="gr6" draw:text-style-name="P2" xml:id="id5" draw:id="id5" draw:layer="layout" svg:width="4.127cm" svg:height="2.54cm" svg:x="1.994cm" svg:y="9.991cm">
          <text:p text:style-name="P1">Front end Device</text:p>
          <draw:enhanced-geometry svg:viewBox="0 0 21600 21600" draw:type="rectangle" draw:enhanced-path="M 0 0 L 21600 0 21600 21600 0 21600 0 0 Z N"/>
        </draw:custom-shape>
        <draw:connector draw:style-name="gr9" draw:text-style-name="P3" xml:id="id9" draw:id="id9" draw:layer="layout" svg:x1="6.121cm" svg:y1="11.261cm" svg:x2="11.061cm" svg:y2="11.261cm" draw:start-shape="id5" draw:start-glue-point="1" draw:end-shape="id4" draw:end-glue-point="3" svg:d="M6121 11261h4940" svg:viewBox="0 0 4941 1">
          <text:p/>
        </draw:connector>
        <draw:frame draw:style-name="gr10" draw:text-style-name="P1" xml:id="id6" draw:id="id6" draw:layer="layout" svg:width="1.464cm" svg:height="1.464cm" svg:x="1.952cm" svg:y="14.459cm">
          <draw:image xlink:href="Pictures/10000000000000D0000000D061421FD7.png" xlink:type="simple" xlink:show="embed" xlink:actuate="onLoad" draw:mime-type="image/png">
            <text:p/>
          </draw:image>
        </draw:frame>
        <draw:connector draw:style-name="gr11" draw:text-style-name="P3" draw:layer="layout" svg:x1="2.684cm" svg:y1="14.459cm" svg:x2="4.057cm" svg:y2="12.531cm" draw:start-shape="id6" draw:start-glue-point="0" draw:end-shape="id5" draw:end-glue-point="2" svg:d="M2684 14459v-964h1373v-964" svg:viewBox="0 0 1374 1929">
          <text:p/>
        </draw:connector>
        <draw:frame draw:style-name="gr10" draw:text-style-name="P1" xml:id="id7" draw:id="id7" draw:layer="layout" svg:width="1.205cm" svg:height="1.391cm" svg:x="2.093cm" svg:y="7.012cm">
          <draw:image xlink:href="Pictures/100000000000009C000000B422177720.png" xlink:type="simple" xlink:show="embed" xlink:actuate="onLoad" draw:mime-type="image/png">
            <text:p/>
          </draw:image>
        </draw:frame>
        <draw:connector draw:style-name="gr12" draw:text-style-name="P3" draw:layer="layout" svg:x1="4.057cm" svg:y1="9.991cm" svg:x2="2.695cm" svg:y2="8.403cm" draw:start-shape="id5" draw:start-glue-point="0" draw:end-shape="id7" draw:end-glue-point="2" svg:d="M4057 9991v-794h-1362v-794" svg:viewBox="0 0 1363 1589">
          <text:p/>
        </draw:connector>
        <draw:custom-shape draw:style-name="gr13" draw:text-style-name="P3" xml:id="id8" draw:id="id8" draw:layer="layout" svg:width="6.986cm" svg:height="5.08cm" svg:x="5.302cm" svg:y="13.7cm">
          <text:p text:style-name="P1">Interface A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8.795cm" svg:y1="13.7cm" svg:x2="8.591cm" svg:y2="11.261cm" draw:start-shape="id8" draw:start-glue-point="0" draw:end-shape="id9" draw:end-glue-point="0" svg:d="M8795 13700v-1171h-204v-1268" svg:viewBox="0 0 205 2440">
          <text:p/>
        </draw:connector>
        <draw:custom-shape draw:style-name="gr13" draw:text-style-name="P3" xml:id="id14" draw:id="id14" draw:layer="layout" svg:width="6.986cm" svg:height="5.08cm" svg:x="14.074cm" svg:y="13.7cm">
          <text:p text:style-name="P1">Interface D</text:p>
          <draw:enhanced-geometry svg:viewBox="0 0 21600 21600" draw:type="rectangle" draw:enhanced-path="M 0 0 L 21600 0 21600 21600 0 21600 0 0 Z N"/>
        </draw:custom-shape>
        <draw:custom-shape draw:style-name="gr13" draw:text-style-name="P3" xml:id="id10" draw:id="id10" draw:layer="layout" svg:width="6.986cm" svg:height="5.08cm" svg:x="5.302cm" svg:y="3.54cm">
          <text:p text:style-name="P1">Interface B</text:p>
          <draw:enhanced-geometry svg:viewBox="0 0 21600 21600" draw:type="rectangle" draw:enhanced-path="M 0 0 L 21600 0 21600 21600 0 21600 0 0 Z N"/>
        </draw:custom-shape>
        <draw:custom-shape draw:style-name="gr15" draw:text-style-name="P3" xml:id="id12" draw:id="id12" draw:layer="layout" svg:width="7.303cm" svg:height="4.128cm" svg:x="16.74cm" svg:y="1.317cm">
          <text:p text:style-name="P1">Interface C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2.288cm" svg:y1="6.08cm" svg:x2="13.124cm" svg:y2="8.086cm" draw:start-shape="id10" draw:start-glue-point="1" draw:end-shape="id11" draw:end-glue-point="0" svg:d="M12288 6080h836v2006" svg:viewBox="0 0 837 2007">
          <text:p/>
        </draw:connector>
        <draw:connector draw:style-name="gr14" draw:text-style-name="P3" draw:layer="layout" svg:x1="20.391cm" svg:y1="5.445cm" svg:x2="21.56cm" svg:y2="8.086cm" draw:start-shape="id12" draw:start-glue-point="2" draw:end-shape="id13" draw:end-glue-point="0" svg:d="M20391 5445v1272h1169v1369" svg:viewBox="0 0 1170 2642">
          <text:p/>
        </draw:connector>
        <draw:connector draw:style-name="gr14" draw:text-style-name="P3" draw:layer="layout" svg:x1="17.567cm" svg:y1="13.7cm" svg:x2="17.58cm" svg:y2="11.261cm" draw:start-shape="id14" draw:start-glue-point="0" draw:end-shape="id15" draw:end-glue-point="0" svg:d="M17567 13700v-1171h13v-1268" svg:viewBox="0 0 14 24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4T20:35:41.334000000</meta:creation-date>
    <dc:date>2024-06-04T21:02:20.419000000</dc:date>
    <meta:editing-duration>PT15M6S</meta:editing-duration>
    <meta:editing-cycles>1</meta:editing-cycles>
    <meta:document-statistic meta:object-count="22"/>
    <meta:generator>LibreOffice/24.2.3.2$Windows_X86_64 LibreOffice_project/433d9c2ded56988e8a90e6b2e771ee4e6a5ab2ba</meta:generator>
  </office:meta>
</office:document-meta>
</file>